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48d1" officeooo:paragraph-rsid="000948d1"/>
    </style:style>
    <style:style style:name="P2" style:family="paragraph" style:parent-style-name="Standard">
      <style:text-properties officeooo:paragraph-rsid="000a4cc8"/>
    </style:style>
    <style:style style:name="T1" style:family="text">
      <style:text-properties officeooo:rsid="000a4cc8"/>
    </style:style>
    <style:style style:name="T2" style:family="text">
      <style:text-properties officeooo:rsid="000948d1"/>
    </style:style>
    <style:style style:name="T3" style:family="text">
      <style:text-properties officeooo:rsid="000aed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text:p>
      <text:p text:style-name="P2"><text:span text:style-name="T2">Poner número de réplicas en parámetros, crear una carpeta para cada una dentro de samples, con chip e input dentro de cada una, poner tipo para hacerlo redondo. </text:span><text:span text:style-name="T1">Podemos crear una variable con el número de réplica asociado a cada muestra y el número de réplicas total, que cree esas carpetas y que luego las muestras asociada a la réplica 1 vayan a su carpeta, luego ya en cada carpeta de réplicas podríamos crear el samples y el results, cada sample con un chip y un input. Otra idea es poner chip1, y hacer macs2 con chip1 e input1, pero habría que definir muy bien cómo hacerlo para crear varias pizarras, cada una con la réplica concreta. Una forma sería establecer un array con el número de réplica pasar al sample_processing el parám</text:span><text:span text:style-name="T3">e</text:span><text:span text:style-name="T1">tro de entrada con el número de réplica que sería para crear blackboard_$REPLIC y poner las carpetas como ${TYPE}_${REPLIC}, de manera que se podría hacer el macs2 con -t chip_${REPLIC}/chip.bam -c input_${REPLIC}/input.bam y guardarlo en un results_${REPLIC}</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5T21:52:15.061344856</meta:creation-date>
    <dc:date>2020-12-07T14:19:46.170416323</dc:date>
    <meta:editing-duration>PT13M20S</meta:editing-duration>
    <meta:editing-cycles>3</meta:editing-cycles>
    <meta:generator>LibreOffice/6.4.6.2$Linux_X86_64 LibreOffice_project/40$Build-2</meta:generator>
    <meta:document-statistic meta:table-count="0" meta:image-count="0" meta:object-count="0" meta:page-count="1" meta:paragraph-count="2" meta:word-count="170" meta:character-count="1003" meta:non-whitespace-character-count="835"/>
  </office:meta>
</office:document-meta>
</file>